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Arial" svg:font-family="Arial"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FreeSans" fo:font-size="18pt" style:font-size-asian="18pt" style:font-size-complex="18pt"/>
    </style:style>
    <style:style style:name="P2" style:family="paragraph" style:parent-style-name="Heading_20_2">
      <style:paragraph-properties fo:line-height="100%"/>
    </style:style>
    <style:style style:name="P3" style:family="paragraph" style:parent-style-name="Heading_20_2" style:list-style-name="">
      <style:paragraph-properties fo:line-height="100%" fo:orphans="2" fo:widows="2"/>
    </style:style>
    <style:style style:name="P4" style:family="paragraph" style:parent-style-name="Heading_20_2">
      <style:paragraph-properties fo:line-height="100%" fo:break-before="page"/>
    </style:style>
    <style:style style:name="P5" style:family="paragraph" style:parent-style-name="Heading_20_2" style:master-page-name="">
      <style:paragraph-properties fo:line-height="100%" fo:hyphenation-ladder-count="no-limit" style:page-number="auto" style:writing-mode="lr-tb"/>
      <style:text-properties fo:hyphenate="true" fo:hyphenation-remain-char-count="2" fo:hyphenation-push-char-count="2"/>
    </style:style>
    <style:style style:name="P6" style:family="paragraph" style:parent-style-name="Heading_20_2">
      <style:paragraph-properties fo:line-height="100%" fo:hyphenation-ladder-count="no-limit" style:writing-mode="lr-tb"/>
      <style:text-properties fo:hyphenate="true" fo:hyphenation-remain-char-count="2" fo:hyphenation-push-char-count="2"/>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8"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1pt" style:font-size-asian="11pt" style:font-size-complex="11pt"/>
    </style:style>
    <style:style style:name="P9"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1pt" officeooo:paragraph-rsid="0005fc21" style:font-size-asian="11pt" style:font-size-complex="11pt"/>
    </style:style>
    <style:style style:name="P10"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1pt" fo:font-weight="bold" style:font-size-asian="11pt" style:font-weight-asian="bold" style:font-size-complex="11pt"/>
    </style:style>
    <style:style style:name="P11" style:family="paragraph" style:parent-style-name="Standard">
      <style:paragraph-properties fo:margin-top="0in" fo:margin-bottom="0in" loext:contextual-spacing="true" fo:line-height="150%" fo:text-align="end" style:justify-single-word="false" style:text-autospace="none"/>
      <style:text-properties style:font-name="Liberation Sans Narrow" fo:font-size="10pt" officeooo:rsid="0007da2a" officeooo:paragraph-rsid="00082540" style:font-size-asian="10pt" style:font-size-complex="10pt"/>
    </style:style>
    <style:style style:name="P12"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0pt" officeooo:rsid="0007da2a" officeooo:paragraph-rsid="0007da2a" style:font-size-asian="10pt" style:font-size-complex="10pt"/>
    </style:style>
    <style:style style:name="P13" style:family="paragraph" style:parent-style-name="Standard">
      <style:paragraph-properties fo:margin-top="0in" fo:margin-bottom="0in" loext:contextual-spacing="true" fo:line-height="100%" fo:text-align="justify" style:justify-single-word="false" style:text-autospace="none"/>
      <style:text-properties style:font-name="Liberation Sans Narrow" fo:font-size="10pt" officeooo:paragraph-rsid="00061627" style:font-size-asian="10pt" style:font-size-complex="10pt"/>
    </style:style>
    <style:style style:name="P14"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text-autospace="none" style:join-border="false"/>
      <style:text-properties style:font-name="Liberation Sans Narrow" fo:font-size="11pt" style:font-size-asian="11pt" style:font-size-complex="11pt"/>
    </style:style>
    <style:style style:name="P15" style:family="paragraph" style:parent-style-name="Standard" style:master-page-name="Standard">
      <style:paragraph-properties fo:margin-top="0in" fo:margin-bottom="0in" loext:contextual-spacing="true" fo:line-height="100%" fo:text-align="justify" style:justify-single-word="false" style:page-number="auto" style:text-autospace="none"/>
      <style:text-properties style:font-name="Liberation Sans Narrow" fo:font-size="12pt" style:font-size-asian="12pt" style:font-size-complex="12pt"/>
    </style:style>
    <style:style style:name="P16"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font-weight="bold" style:font-size-asian="11pt" style:font-weight-asian="bold" style:font-size-complex="11pt" fo:hyphenate="true" fo:hyphenation-remain-char-count="2" fo:hyphenation-push-char-count="2"/>
    </style:style>
    <style:style style:name="P17" style:family="paragraph" style:parent-style-name="Standard">
      <style:paragraph-properties fo:margin-top="0in" fo:margin-bottom="0in" loext:contextual-spacing="true" fo:line-height="100%" fo:text-align="justify" style:justify-single-word="false" fo:hyphenation-ladder-count="no-limit" style:text-autospace="none" style:writing-mode="lr-tb"/>
      <style:text-properties style:font-name="Liberation Sans Narrow" fo:font-size="11pt" fo:font-weight="bold" style:font-size-asian="11pt" style:font-weight-asian="bold" style:font-size-complex="11pt" fo:hyphenate="true" fo:hyphenation-remain-char-count="2" fo:hyphenation-push-char-count="2"/>
    </style:style>
    <style:style style:name="P18" style:family="paragraph" style:parent-style-name="Standard">
      <style:paragraph-properties fo:margin-left="0in" fo:margin-right="0in" fo:margin-top="0in" fo:margin-bottom="0in" loext:contextual-spacing="true" fo:line-height="100%" fo:text-align="justify" style:justify-single-word="false" fo:text-indent="0.5in" style:auto-text-indent="false" fo:padding-left="0in" fo:padding-right="0in" fo:padding-top="0in" fo:padding-bottom="0.0291in" fo:border-left="none" fo:border-right="none" fo:border-top="none" fo:border-bottom="0.06pt solid #000000" style:text-autospace="none" style:join-border="false"/>
      <style:text-properties style:font-name="Liberation Sans Narrow" fo:font-size="11pt" style:font-size-asian="11pt" style:font-size-complex="11pt"/>
    </style:style>
    <style:style style:name="P19"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writing-mode="lr-tb"/>
      <style:text-properties style:font-name="Liberation Sans Narrow" fo:font-size="11pt" style:font-size-asian="11pt" style:font-size-complex="11pt" fo:hyphenate="true" fo:hyphenation-remain-char-count="2" fo:hyphenation-push-char-count="2"/>
    </style:style>
    <style:style style:name="P20" style:family="paragraph" style:parent-style-name="Standard">
      <style:paragraph-properties fo:margin-left="0in" fo:margin-right="0in" fo:margin-top="0in" fo:margin-bottom="0in" loext:contextual-spacing="true" fo:line-height="100%" fo:text-align="justify" style:justify-single-word="false" fo:hyphenation-ladder-count="no-limit" fo:text-indent="0.5in" style:auto-text-indent="false" style:text-autospace="none" style:writing-mode="lr-tb"/>
      <style:text-properties style:font-name="Liberation Sans Narrow" fo:font-size="11pt" style:font-size-asian="11pt" style:font-size-complex="11pt" fo:hyphenate="true" fo:hyphenation-remain-char-count="2" fo:hyphenation-push-char-count="2"/>
    </style:style>
    <style:style style:name="P21" style:family="paragraph" style:parent-style-name="Standard">
      <style:paragraph-properties fo:margin-left="0in" fo:margin-right="0in" fo:margin-top="0in" fo:margin-bottom="0in" loext:contextual-spacing="true" fo:line-height="100%" fo:text-align="justify" style:justify-single-word="false" fo:text-indent="0in" style:auto-text-indent="false" style:text-autospace="none"/>
      <style:text-properties style:font-name="Liberation Sans Narrow" fo:font-size="10pt" style:font-size-asian="10pt" style:font-size-complex="10pt"/>
    </style:style>
    <style:style style:name="P22" style:family="paragraph" style:parent-style-name="HTML_20_Preformatted">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T1" style:family="text">
      <style:text-properties fo:font-weight="bold" style:font-weight-asian="bold"/>
    </style:style>
    <style:style style:name="T2" style:family="text">
      <style:text-properties fo:font-weight="bold" officeooo:rsid="0007da2a" style:font-weight-asian="bold"/>
    </style:style>
    <style:style style:name="T3" style:family="text">
      <style:text-properties style:text-position="super 58%"/>
    </style:style>
    <style:style style:name="T4" style:family="text">
      <style:text-properties fo:color="#231f20"/>
    </style:style>
    <style:style style:name="T5" style:family="text">
      <style:text-properties style:font-name-complex="Times New Roman"/>
    </style:style>
    <style:style style:name="T6" style:family="text">
      <style:text-properties fo:language="es" fo:country="PY"/>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li Amin</text:p>
      <text:p text:style-name="P13">Rhode Island Hospital,</text:p>
      <text:p text:style-name="P13">Alpert Medical School-Brown University,</text:p>
      <text:p text:style-name="P13">Providence, RI</text:p>
      <text:p text:style-name="P12">Rev UN Med 2012 1(1): 19-27</text:p>
      <text:p text:style-name="P8"/>
      <text:h text:style-name="P1" text:outline-level="1"><text:span text:style-name="T1">Behavior of </text:span><text:span text:style-name="T2">p</text:span><text:span text:style-name="T1">rostate </text:span><text:span text:style-name="T2">d</text:span><text:span text:style-name="T1">uctal </text:span><text:span text:style-name="T2">a</text:span><text:span text:style-name="T1">denocarcinoma: A </text:span><text:span text:style-name="T2">r</text:span><text:span text:style-name="T1">eview of 93 </text:span><text:span text:style-name="T2">c</text:span><text:span text:style-name="T1">ases </text:span></text:h>
      <text:p text:style-name="P9"><text:span text:style-name="T1"/></text:p>
      <text:p text:style-name="P14"><text:span text:style-name="T1"/></text:p>
      <text:h text:style-name="P2" text:outline-level="2">ABSTRACT</text:h>
      <text:p text:style-name="P21">Prostate ductal adenocarcinoma (PDA) is an uncommon variant of prostate cancer usually identified admixed with prostate acinar adenocarcinoma. This study evaluates the association of PDA and stage, considering the grade of the accompanying acinar carcinoma. In a cohort of 18,552 radical prostatectomy cases performed from 1995 to 2008, 93 cases with a ductal adenocarcinoma component were identified. After classification of cases based on their ductal/acinar ratio (&lt; 10% vs. ≥ 10% and &lt; 50% vs. ≥ 50%), different staging parameters such as extraprostatic extension (EPE), margin involvement, seminal vesicle invasion (SVI) and lymph node metastasis (LN) were compared. There was no age, race, and serum prostate specific antigen (PSA) difference between patients with and without PDA. Cases with PDA were less likely to be organ confined (36.6% vs. 65.6%) and more likely to show SVI (19.3% vs. 5.3%), P &lt; 0.0001. There was no difference in LN or margin positivity with and without PDA. An increasing percentage of the ductal component correlated with an increased risk of EPE (P = 0.04) and SVI (P &lt; 0.0001). In Gleason score 7 cases with ≥ 10% ductal differentiation, cases with ductal features were more likely to have nonfocal EPE (64%) compared to cases without ductal features (34.7%), P = 0.002. In this group, there was no statistically significant difference in SVI or LN between For Gleason score 7 cases with &lt; 10% ductal features, there was no difference in pathologic stage vs. nonductal cases. There was no difference in pathologic stage between ductal and nonductal cases for Gleason score 8 to 10 cases, regardless of the percentage of the ductal component. In summary, Gleason score 7 cases with admixed low-grade acinar and PDA are associated with more aggressive behavior and higher stages than pure acinar Gleason score 7 carcinomas, as long as the ductal component occupies ≥ 10% of the tumor. When PDA occupies &lt; 10% of the prostate carcinoma, the difference does not exist. In Gleason score 8 to 10 tumors with ductal features, it is the high grade acinar carcinoma that determines the behavior, regardless of presence of a ductal component.</text:p>
      <text:p text:style-name="P18"/>
      <text:section text:style-name="Sect1" text:name="Section1">
        <text:h text:style-name="P5" text:outline-level="2">INTRODUCTION</text:h>
        <text:p text:style-name="P20">Prostate adenocarcinoma is the most common tumor in adult male, ranking second among the causes of cancer related death in men in 2008 [9]. Prostate ductal adenocarcinoma (PDA) is an uncommon variant of prostate cancer that was first described as endometrioid carcinoma of prostatic utricle in 1967 [10], but later studies supported a prostatic origin. Earlier studies reported that less than 5% of prostate adenocarcinomas have a ductal component [3]. The frequency is much less for pure PDA (&lt; 1%). PDA is more frequently found in the area adjacent to the prostatic urethra and can cause urinary obstruction; therefore, it may clinically be mistaken for urothelial carcinoma. As PDA typically coexists with higher grade prostate carcinoma (Gleason score 7 and higher), the International Society of Urological Pathology (ISUP) 2005 Consensus Meeting recommended to report the ductal component as Gleason pattern 4. Correspondingly, a pure <text:span text:style-name="T4">PDA is graded as Gleason score 4 + 4 = 8 with disclosure of ductal adenocarcinoma [6].</text:span> Studies have shown that PDA in radical prostatectomy specimens is associated with higher stage tumor and worse prognosis<text:span text:style-name="T4"> [4,5,13]</text:span>. However, it is not clear whether or not PDA is more aggressive when matched for Gleason score (assigning the ductal component as Gleason pattern 4); or if a certain percentage of ductal component is needed to account for more aggressive behavior.</text:p>
        <text:p text:style-name="P17"/>
        <text:h text:style-name="P6" text:outline-level="2">MATERIALS AND MTHODS</text:h>
        <text:p text:style-name="P16">Morphologic Criteria for PDA Diagnosis</text:p>
        <text:p text:style-name="P19">PDA can be seen in different morphologic patterns, most common of which are papillary, cribriform, solid and high-grade prostatic intraepithelial neoplasia (PIN)-like patterns. These patterns can be seen individually or in various combinations. The most frequent pattern is the papillary pattern, in which the tumor is comprised of simple or branching papillary structures lined by columnar epithelium (Figure 1A). The second common pattern is cribriform, in which there are tight back-to-back clusters of glands lined by columnar epithelium <text:soft-page-break/>forming intraglandular epithelial bridging and irregular slit-like glandular lumina (Figure 1B). In the aforementioned patterns, individual tumor cells have ample amount of amphophilic, eosinophilic or seldom clear cytoplasm (hypernephroma-like). Nuclei are commonly enlarged with prominent nucleoli, appearing pseudostratified. It is of note that nuclear morphology can sometimes be deceptively bland. In contrast, the cribriform pattern of acinar prostate adenocarcinoma is composed of cuboidal epithelium with punched out round lumina. The cribriform and the papillary patterns of PDA usually coexist (Figure 1C), and are uniformly considered Gleason pattern 4. Less common patterns of PDA include solid pattern, in which tumor forms solid sheets composed of tightly packed papillary structures. Papillary fronds can be commonly found in less crowded areas (Figure 1D). Individual tumor cells preserve their tall columnar morphology, and thin fibrovascular septa can be identified (Figure 1E). Tumor necrosis may be present in the tumor.</text:p>
        <text:p text:style-name="P20">In the recently introduced PIN-like PDA, the tumor is composed of crowded aggregates of simple enlarged glands lined by flat or tufting tall columnar cells without any true papillary structure (Figure 1F). Nuclei of the tumor cells show uniform crowding with pseudostratification. High grade PIN (HGPIN) is an important differential diagnosis for this pattern. Identification of high concentration of glands, less nuclear atypia compared to HGPIN and absence of basal cell markers in the majority if not all of atypical glands support a PIN-like PDA. In contrast, HGPIN lacks the true papillary structures of PDA, and commonly shows higher nuclear grade and preservation of the basal layer. It is important to note that PIN-like ductal adenocarcinoma acts like Gleason score 6 acinar carcinomas<text:span text:style-name="T4"> [14]</text:span>; therefore, it was excluded from analysis of PDA cohort in our study.</text:p>
        <text:p text:style-name="P20">Intraductal carcinoma of the prostate can be mistaken for PDA<text:span text:style-name="T4"> [7,12]</text:span>. This lesion usually reflects intraductal spread of invasive high-grade acinar carcinoma with cuboidal tumor cells arranging in micropapillary or cribriform patterns with rounded lumina. The differential is possible by observing marked nuclear atypia, absence of fibrovascular cores, and general preservation of the basal layer in intraductal carcinoma<text:span text:style-name="T4"> [14]</text:span>. Most PDAs lack basal cells, yet 31.4% may show a patchy basal cell layer as the cancer spreads inside ducts and acini<text:span text:style-name="T4"> [8]</text:span>.</text:p>
        <text:p text:style-name="P17"/>
        <text:p text:style-name="P17">Case Selection</text:p>
        <text:p text:style-name="P20">After reviewing a cohort of 18,552 radical prostatectomy specimens obtained from 1995 to 2008 at the Johns Hopkins Hospital (Baltimore, MD), we identified 93 PDA cases (0.5%). Follow-up was available in 90 patients. We assessed the percentage of ductal component on pathology slides, and classified the cases based on ductal/acinar ratio (&lt; 10% vs. ≥ 10% and &lt; 50% vs. ≥ 50%). Of the 93 cases with PDA component, 52.7% had &lt; 10%, 38.7% had ≥ 10 and &lt; 50%, and 8.6% had ≥ 50% ductal component. The analyzed staging variables included extraprostatic extension, positive margins, and involvement of seminal vesicle and lymph node.</text:p>
        <text:p text:style-name="P17"/>
        <text:h text:style-name="P6" text:outline-level="2">RESULTS</text:h>
        <text:p text:style-name="P20">No significant difference was found in age, race or serum PSA values between patients with and without the PDA component. Cases with PDA were less likely than acinar carcinoma to be organ-confined and more likely to have seminal vesicle invasion. Although PDA was associated with a higher risk of lymph node involvement and margin positivity compared to acinar carcinoma, the differences did not reach statistical significance. An increasing percentage of the ductal component correlated with an increased risk of extraprostatic extension and seminal vesicle invasion, yet not lymph node metastases or involvement of the margin.</text:p>
        <text:p text:style-name="P20">To account for the overall different Gleason scores between ductal and nonductal cases and the effect of differing percentages of ductal features, tumor stage was assessed on the prostatic carcinoma cases with Gleason scores of 7 and ≥ 8 separately. For Gleason score 7 tumors, cases with ≥ 10% admixed ductal features were more likely to have nonfocal extraprostatic extension compared to purely acinar cancers. In these cases, there was no statistically significant difference in seminal vesicle invasion or lymph node involvement between ductal and nonductal tumors. For Gleason score 7 cases with &lt; 10% ductal features, there was no difference in pathologic stage compared to nonductal cases. There was also no difference in pathologic stage between ductal and nonductal cases for Gleason score 8 to 10 cases, regardless of the quantity of PDA.</text:p>
        <text:p text:style-name="P17"/>
        <text:h text:style-name="P6" text:outline-level="2">DISCUSSION</text:h>
        <text:p text:style-name="P20">Owing to the difficulty of diagnosing PDA, it is difficult to determine its accurate incidence. Bock and Bostwick<text:span text:style-name="T3"> </text:span><text:span text:style-name="T4"><text:s/></text:span>reported that ductal adenocarcinoma of the prostate was admixed with acinar prostatic carcinoma in approximately 5% of radical prostatectomy specimens <text:span text:style-name="T4">[2]</text:span>. However, some of their images of ductal adenocarcinoma would be considered to be intraductal acinar carcinoma in current practice. In a study by Samaratunga et al 12.7% of 268 radical prostatectomy specimens had a PDA component <text:span text:style-name="T4">[13]</text:span>. In their study, the patterns of ductal adenocarcinoma included papillary, cribriform, solid, and invasive glandular patterns. The <text:soft-page-break/>description of the so-called “invasive glandular” pattern is identical to the PIN-like PDA, which was excluded from our study. In the Surveillance, Epidemiology and End Results (SEER) data looking at 17 cancer registries from multiple cities and states, 371 out of 442,881 (0.08%) were recorded as PDA <text:span text:style-name="T4">[11]</text:span>. Using strict criteria, we found that the frequency of PDA in our series was 0.5%. Cases of mixed ductal/acinar cancers in which the ductal component is limited may be more difficult to identify. The present study showed that when the ductal component is &lt; 10%, it has no effect on prognosis, such that the underdiagnosis of focal ductal features at radical prostatectomy has no adverse consequences for the patient. In the only other study addressing this issue, the results were at odds with this study. Samaratunga et al found that the proportion of PDA did not significantly modify the strength of the observed association with pathologic stage <text:span text:style-name="T4">[13]</text:span>.</text:p>
        <text:p text:style-name="P20">Among the contemporary studies on prognosis of PDA, Aydin et al reported a series of 13 cases treated by radical prostatectomy, of which 4 had Gleason score 7, and 8 had Gleason score ≥ 8 cancer <text:span text:style-name="T4">[1]</text:span>. Extraprostatic extension, seminal vesicle invasion, and lymph node metastases were present in 7, 6, and 2 cases, respectively. Samaratunga et al evaluated 34 cases of ductal adenocarcinoma and 234 acinar cancers treated by radical prostatectomy <text:span text:style-name="T4">[13]</text:span>. Ductal adenocarcinomas had a higher likelihood of having extraprostatic extension (73%) relative to acinar carcinoma (32.9%), even adjusting for tumor volume and Gleason score &gt; 7. In an analysis of the SEER database, which represents pooled pathology reports from multiple institutions in different states, 371 PDAs were compared with 442,881 acinar cancers <text:span text:style-name="T4">[11]</text:span>.<text:span text:style-name="T3">11</text:span> Although the number of cases in the latter study is large, it suffers from absence of case review by urological pathologists, lack of a Gleason score in 70.4% of cases, and assigning Gleason score 6 to 19% of PDA. Recognizing these deficiencies, ductal cases were more likely to present with distant metastasis (12% vs. 4%) and lower serum PSA levels.</text:p>
        <text:p text:style-name="P20">The present study shows that ductal adenocarcinoma admixed with Gleason pattern 3 is more aggressive than Gleason score 7 acinar cancer without a ductal component, as long as the ductal component is ≥ 10%. In cases with a very minor ductal component (&lt; 10%), the difference is lost. The more extensive ductal component was associated with a higher likelihood of extraprostatic extension and seminal vesicle invasion. In this cohort, the difference in prognosis after radical prostatectomy was not statistically significant; this may be due to the relatively small number of cases with extensive ductal component (N = 44). In contrast, Gleason score 8 to 10 tumors with ductal features do not seem to be significantly more aggressive than acinar Gleason score 8 to 10 cancers in which the high grade tumor, regardless of ductal features, determines the behavior. </text:p>
        <text:p text:style-name="P20">It was not possible to avoid limitations such as potential selection bias (since more advanced PDA cases would not be considered as candidates for radical prostatectomy and were excluded from this study) and lack of review of Gleason pattern 4 acinar cancers without a ductal component. Consequently, it is not possible to determine whether our findings are applicable to all the Gleason 4 patterns. On the basis of the available data, it is important to include the presence and the estimated percentage of PDA in radical prostatectomy specimens, especially when the overall Gleason score is 7.</text:p>
      </text:section>
      <text:p text:style-name="P10"/>
      <text:h text:style-name="P3" text:outline-level="2"/>
      <text:h text:style-name="P4" text:outline-level="2">REFERENCES</text:h>
      <text:p text:style-name="P8">1. Aydin H, Zhang J, Samaratunga H, et al. Ductal adenocarcinoma of the prostate diagnosed on transurethral biopsy or resection is not always indicative of aggressive disease: implications for clinical management. BJU Int 2010;105:476–480.</text:p>
      <text:p text:style-name="P8">2. Bock BJ, Bostwick DG. Does prostatic ductal adenocarcinoma exist? Am J Surg Pathol 1999;23:781–785.</text:p>
      <text:p text:style-name="P8">3. Bostwick DG, Kindrachuk RW, Rouse RV. Prostatic adenocarcinoma with endometrioid features: clinical, pathologic, and ultrastructural findings. Am J Surg Pathol 1985;9:595–609.</text:p>
      <text:p text:style-name="P8">4. Brinker DA, Potter SR, Epstein JI. Ductal adenocarcinoma of the prostate diagnosed on needle biopsy: correlation with clinical and radical prostatectomy findings and progression. Am J Surg Pathol 1999;23:1471–1479.</text:p>
      <text:p text:style-name="P8">5. Christensen WN, Steinberg G, Walsh PC, et al. Prostatic duct adenocarcinoma: findings at radical prostatectomy. Cancer 1991;67:2118–2124.</text:p>
      <text:p text:style-name="P8">6. Epstein JI, Allsbrook WC Jr, Amin MB, et al. The 2005 International Society of Urological Pathology (ISUP) Consensus Conference on Gleason Grading of Prostatic Carcinoma. Am J Surg Pathol 2005;29:1228–1242.</text:p>
      <text:p text:style-name="P8">7. Guo CC, Epstein JI. Intraductal carcinoma of the prostate on needle biopsy: Histologic features and clinical significance. Mod Pathol 2006;19:1528–1535.</text:p>
      <text:p text:style-name="P8">8. Herawi M, Epstein JI. Immunohistochemical antibody cocktail staining (p63/HMWCK/AMACR) of ductal adenocarcinoma and Gleason pattern 4 cribriform and noncribriform acinar adenocarcinomas of the prostate. Am J Surg Pathol 2007;31:889–894.</text:p>
      <text:p text:style-name="P22"><text:span text:style-name="T5">9: Jemal A, Siegel R, Ward E, et al. Cancer statistics, <text:s/>2008. CA Cancer J Clin 2008;58:71–96. </text:span></text:p>
      <text:p text:style-name="P8">10. Melicow MM, Pachter MR. Endometrial carcinoma of prostatic utricle (uterus masculinus). Cancer 1967;20:1715–1722.</text:p>
      <text:p text:style-name="P8">11. Morgan TM, Welty CJ, Vakar-Lopez F, et al. Ductal adenocarcinoma of the prostate: increased mortality risk and decreased serum prostate specific antigen. J Urol 2010;184:2303–2307.</text:p>
      <text:p text:style-name="P8">12. Robinson BD, Epstein JI. Intraductal carcinoma of the prostate without invasive carcinoma on needle biopsy: emphasis on radical prostatectomy findings. <text:span text:style-name="T6">J Urol 2010;184:1328–1333.</text:span></text:p>
      <text:p text:style-name="P8"><text:span text:style-name="T6">13. Samaratunga H, Duffy D, Yaxley J, et al. </text:span>Any proportion of ductal adenocarcinoma in radical prostatectomy specimens predicts extraprostatic extension. Hum Pathol 2010;41:281–285.</text:p>
      <text:p text:style-name="P8">14. Tavora F, Epstein JI. High-grade prostatic intraepithelial neoplasia like ductal adenocarcinoma of the prostate: a clinicopathologic study of 28 cases. Am J Surg Pathol 2008;32:1060–106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Arial" svg:font-family="Arial"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WW8Num1z0" style:family="text">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WW8Num1z2"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Book Antiqua"/>
      </text:list-level-style-bullet>
      <text:list-level-style-number text:level="3" text:style-name="WW8Num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Book Antiqua"/>
      </text:list-level-style-bullet>
      <text:list-level-style-bullet text:level="5"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Book Antiqua"/>
      </text:list-level-style-bullet>
      <text:list-level-style-bullet text:level="6" text:style-name="WW8Num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Book Antiqua"/>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Book Antiqua"/>
      </text:list-level-style-bullet>
      <text:list-level-style-bullet text:level="8"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Book Antiqua"/>
      </text:list-level-style-bullet>
      <text:list-level-style-bullet text:level="9" text:style-name="WW8Num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Book Antiqu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50%" fo:text-align="end" style:justify-single-word="false" style:text-autospace="none"/>
      <style:text-properties style:font-name="Liberation Sans Narrow" fo:font-size="10pt" officeooo:rsid="0007da2a" officeooo:paragraph-rsid="00082540" style:font-size-asian="10pt" style:font-size-complex="10pt"/>
    </style:style>
    <style:page-layout style:name="Mpm1">
      <style:page-layout-properties fo:page-width="8.2681in" fo:page-height="11.6929in" style:num-format="1" style:print-orientation="portrait" fo:margin-top="0.7in" fo:margin-bottom="0.9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v UN Med 2012 1(1): 19-2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report on prostate ductal adenocarcinomas</dc:title>
    <meta:initial-creator>aamin</meta:initial-creator>
    <meta:creation-date>2012-02-14T11:11:00</meta:creation-date>
    <dc:creator>Alcides Chaux</dc:creator>
    <dc:date>2017-12-13T18:54:40.665021420</dc:date>
    <meta:editing-cycles>61</meta:editing-cycles>
    <meta:editing-duration>P2DT5H8M5S</meta:editing-duration>
    <meta:generator>LibreOffice/5.4.2.2$Linux_X86_64 LibreOffice_project/40m0$Build-2</meta:generator>
    <meta:document-statistic meta:table-count="0" meta:image-count="0" meta:object-count="0" meta:page-count="4" meta:paragraph-count="41" meta:word-count="2409" meta:character-count="15648" meta:non-whitespace-character-count="13289"/>
  </office:meta>
</office:document-meta>
</file>